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2-22T11:51:13" calcext:value-type="date">
            <text:p>2022-02-22 11:51:13</text:p>
          </table:table-cell>
          <table:table-cell table:style-name="ce22" office:value-type="date" office:date-value="2022-02-22" calcext:value-type="date">
            <text:p>2022-02-22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1H51M13S" calcext:value-type="time">
            <text:p>11:51:1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2-22T11:51:13" calcext:value-type="date">
            <text:p>2022-02-22 11:51:13</text:p>
          </table:table-cell>
          <table:table-cell table:style-name="ce23" office:value-type="date" office:date-value="2022-02-22" calcext:value-type="date">
            <text:p>2022-02-22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3H51M14S" calcext:value-type="time">
            <text:p>23:51:14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2-22T11:51:14" calcext:value-type="date">
            <text:p>2022-02-22 11:51:14</text:p>
          </table:table-cell>
          <table:table-cell table:style-name="ce24" office:value-type="date" office:date-value="2022-02-22" calcext:value-type="date">
            <text:p>2022-02-22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1H51M14S" calcext:value-type="time">
            <text:p>11:51:14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2-22T11:51:14" calcext:value-type="date">
            <text:p>2022-02-22 11:51:14</text:p>
          </table:table-cell>
          <table:table-cell table:style-name="ce25" office:value-type="date" office:date-value="2022-02-22" calcext:value-type="date">
            <text:p>2022-02-22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3H51M14S" calcext:value-type="time">
            <text:p>23:51:14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2-22T11:51:14" calcext:value-type="date">
            <text:p>2022-02-22 11:51:14</text:p>
          </table:table-cell>
          <table:table-cell table:style-name="ce26" office:value-type="date" office:date-value="2022-02-22" calcext:value-type="date">
            <text:p>2022-02-22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1H51M14S" calcext:value-type="time">
            <text:p>11:51:14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2-22T11:51:14" calcext:value-type="date">
            <text:p>2022-02-22 11:51:14</text:p>
          </table:table-cell>
          <table:table-cell table:style-name="ce27" office:value-type="date" office:date-value="2022-02-22" calcext:value-type="date">
            <text:p>2022-02-22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3H51M14S" calcext:value-type="time">
            <text:p>23:51:14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2-22T11:51:14" calcext:value-type="date">
            <text:p>2022-02-22 11:51:14</text:p>
          </table:table-cell>
          <table:table-cell table:style-name="ce28" office:value-type="date" office:date-value="2022-02-22" calcext:value-type="date">
            <text:p>2022-02-22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1H51M14S" calcext:value-type="time">
            <text:p>11:51:14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2-22T11:51:14" calcext:value-type="date">
            <text:p>2022-02-22 11:51:14</text:p>
          </table:table-cell>
          <table:table-cell table:style-name="ce29" office:value-type="date" office:date-value="2022-02-22" calcext:value-type="date">
            <text:p>2022-02-22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3H51M14S" calcext:value-type="time">
            <text:p>23:51:14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2-22T11:51:14" calcext:value-type="date">
            <text:p>2022-02-22 11:51:14</text:p>
          </table:table-cell>
          <table:table-cell table:style-name="ce30" office:value-type="date" office:date-value="2022-02-22" calcext:value-type="date">
            <text:p>2022-02-22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1H51M14S" calcext:value-type="time">
            <text:p>11:51:14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2-22T11:51:14" calcext:value-type="date">
            <text:p>2022-02-22 11:51:14</text:p>
          </table:table-cell>
          <table:table-cell table:style-name="ce31" office:value-type="date" office:date-value="2022-02-22" calcext:value-type="date">
            <text:p>2022-02-22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3H51M14S" calcext:value-type="time">
            <text:p>23:51:14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2-22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3.324069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90" calcext:value-type="float">
            <text:p>290</text:p>
          </table:table-cell>
          <table:table-cell office:value-type="float" office:value="1.493522" calcext:value-type="float">
            <text:p>1,49</text:p>
          </table:table-cell>
          <table:table-cell office:value-type="float" office:value="0.00514230821917808" calcext:value-type="float">
            <text:p>0,0051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73726" calcext:value-type="float">
            <text:p>0,07</text:p>
          </table:table-cell>
          <table:table-cell office:value-type="float" office:value="0.0073726" calcext:value-type="float">
            <text:p>0,007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08714" calcext:value-type="float">
            <text:p>0,01</text:p>
          </table:table-cell>
          <table:table-cell office:value-type="float" office:value="0.00108925" calcext:value-type="float">
            <text:p>0,0010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40103" calcext:value-type="float">
            <text:p>0,04</text:p>
          </table:table-cell>
          <table:table-cell office:value-type="float" office:value="0.0080206" calcext:value-type="float">
            <text:p>0,008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54029" calcext:value-type="float">
            <text:p>0,15</text:p>
          </table:table-cell>
          <table:table-cell office:value-type="float" office:value="0.0770145" calcext:value-type="float">
            <text:p>0,077015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5" calcext:value-type="float">
            <text:p>315</text:p>
          </table:table-cell>
          <table:table-cell table:style-name="ce87" table:formula="of:=SUM([.C4:.C8])" office:value-type="float" office:value="1.770094" calcext:value-type="float">
            <text:p>1,77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1:51:13.1036685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1:51:12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19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2-02-22T11:51:15.848267010</dc:date>
    <dc:title>Ejemplo ODS con UnoGenerator</dc:title>
    <meta:document-statistic meta:table-count="5" meta:cell-count="318" meta:object-count="0"/>
  </office:meta>
</office:document-meta>
</file>